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B0000003A23581D437E0378DD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2D30000002AB06CC21F3AF501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85120" officeooo:paragraph-rsid="00885120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24464" officeooo:paragraph-rsid="00885120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1" style:family="paragraph" style:parent-style-name="Text_20_body" style:list-style-name="L1">
      <style:text-properties officeooo:rsid="008c9aba" officeooo:paragraph-rsid="008c9a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e48ab" style:font-weight-asian="bold" style:font-weight-complex="bold"/>
    </style:style>
    <style:style style:name="T4" style:family="text">
      <style:text-properties officeooo:rsid="00885120"/>
    </style:style>
    <style:style style:name="T5" style:family="text">
      <style:text-properties officeooo:rsid="008bfd8e"/>
    </style:style>
    <style:style style:name="T6" style:family="text">
      <style:text-properties officeooo:rsid="008c9a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eLine1666746223632">
          <table:table-cell table:style-name="Tabla1.A1" office:value-type="string">
            <text:p text:style-name="P7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Xestión de usuarios <text:span text:style-name="T5">V</text:span>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666746220096">
          <table:table-cell table:style-name="Tabla4.A1" office:value-type="string">
            <text:p text:style-name="P8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<text:span text:style-name="T6">5</text:span>. <text:span text:style-name="T4">Xestión de usuarios en Linux</text:span></text:p>
            <text:list xml:id="list1948148959" text:style-name="L1">
              <text:list-item>
                <text:p text:style-name="P11">Engade comentarios (nome completo, número de telefono) a algún dos usuarios que creaches con anterioridade.</text:p>
              </text:list-item>
              <text:list-item>
                <text:p text:style-name="P11">Comproba no arquivo /etc/passwd que os comentarios aparecen no campo correspondente</text:p>
              </text:list-item>
            </text:list>
          </table:table-cell>
        </table:table-row>
        <table:table-row table:style-name="TableLine1666746227712">
          <table:table-cell table:style-name="Tabla4.A2" table:number-columns-spanned="2" office:value-type="string">
            <text:p text:style-name="P9">Resposta</text:p>
          </table:table-cell>
          <table:covered-table-cell/>
        </table:table-row>
        <table:table-row table:style-name="TableLine1666746234512">
          <table:table-cell table:style-name="Tabla4.A3" table:number-columns-spanned="2" office:value-type="string">
            <text:p text:style-name="P5">a) </text:p>
            <text:p text:style-name="P5"><draw:frame draw:style-name="fr1" draw:name="Imagen1" text:anchor-type="char" svg:width="16.806cm" svg:height="1.362cm" draw:z-index="2"><draw:image xlink:href="Pictures/10000201000002CB0000003A23581D437E0378DD.png" xlink:type="simple" xlink:show="embed" xlink:actuate="onLoad" draw:mime-type="image/png"/></draw:frame></text:p>
            <text:p text:style-name="P5">b) </text:p>
            <text:p text:style-name="P5"><draw:frame draw:style-name="fr1" draw:name="Imagen2" text:anchor-type="char" svg:width="16.806cm" svg:height="0.975cm" draw:z-index="3"><draw:image xlink:href="Pictures/10000201000002D30000002AB06CC21F3AF5015F.png" xlink:type="simple" xlink:show="embed" xlink:actuate="onLoad" draw:mime-type="image/png"/></draw:frame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2-16T20:35:12.173000000</dc:date>
    <meta:editing-duration>PT10H19M13S</meta:editing-duration>
    <meta:editing-cycles>183</meta:editing-cycles>
    <meta:generator>LibreOffice/7.1.2.2$Windows_X86_64 LibreOffice_project/8a45595d069ef5570103caea1b71cc9d82b2aae4</meta:generator>
    <meta:document-statistic meta:table-count="2" meta:image-count="4" meta:object-count="0" meta:page-count="1" meta:paragraph-count="12" meta:word-count="46" meta:character-count="291" meta:non-whitespace-character-count="252"/>
  </office:meta>
</office:document-meta>
</file>